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3.7075in" svg:y="2.426in">
            <draw:object draw:notify-on-update-of-ranges="Sheet1.B1:Sheet1.B1 Sheet1.B2:Sheet1.B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on 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Bubble Size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7000" calcext:value-type="float">
            <text:p>7000</text:p>
          </table:table-cell>
          <table:table-cell office:value-type="float" office:value="2500" calcext:value-type="float">
            <text:p>25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8000" calcext:value-type="float">
            <text:p>8000</text:p>
          </table:table-cell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4T12:21:03.848386000</meta:creation-date>
    <dc:date>2025-04-24T12:30:56.115976300</dc:date>
    <meta:editing-duration>PT10M3S</meta:editing-duration>
    <meta:editing-cycles>1</meta:editing-cycles>
    <meta:generator>LibreOffice/25.2.2.2$Windows_X86_64 LibreOffice_project/7370d4be9e3cf6031a51beef54ff3bda878e3fac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ubble" chart:style-name="ch1">
        <chart:legend chart:legend-position="end" svg:x="13.407cm" svg:y="4.204cm" style:legend-expansion="high" chart:style-name="ch2"/>
        <chart:plot-area chart:style-name="ch3" svg:x="0.319cm" svg:y="0.18cm" svg:width="12.769cm" svg:height="8.646cm">
          <chart:coordinate-region svg:x="1.335cm" svg:y="0.379cm" svg:width="11.36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5" chart:label-cell-address="Sheet1.D1:Sheet1.D1" chart:class="chart:bubble">
            <chart:domain table:cell-range-address="Sheet1.C2:Sheet1.C5"/>
            <chart:domain table:cell-range-address="Sheet1.B2:Sheet1.B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Bubble Siz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B2:Sheet1.B5</svg:desc>
                </draw:g>
              </table:table-cell>
              <table:table-cell office:value-type="float" office:value="2000">
                <text:p>2000</text:p>
                <draw:g>
                  <svg:desc>Sheet1.C2:Sheet1.C5</svg:desc>
                </draw:g>
              </table:table-cell>
              <table:table-cell office:value-type="float" office:value="100">
                <text:p>100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">
                <text:p>7000</text:p>
              </table:table-cell>
              <table:table-cell office:value-type="float" office:value="2500">
                <text:p>2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1500">
                <text:p>1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3000">
                <text:p>3000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